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nux Libertine" svg:font-family="'Linux Libertine'" style:font-family-generic="roman" style:font-pitch="variable"/>
    <style:font-face style:name="AR PL SungtiL GB" svg:font-family="'AR PL SungtiL GB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opacity="0%" draw:textarea-horizontal-align="justify" draw:textarea-vertical-align="middle" draw:auto-grow-height="false" fo:min-height="5.651cm" fo:min-width="5.495cm" fo:padding-top="0.15cm" fo:padding-bottom="0.15cm" fo:padding-left="0.275cm" fo:padding-right="0.275cm" draw:shadow-opacity="0%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ott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80" draw:fill="solid" draw:fill-color="#000080" draw:textarea-horizontal-align="justify" draw:textarea-vertical-align="middle" draw:auto-grow-height="false" fo:min-height="0cm" fo:min-width="0cm"/>
    </style:style>
    <style:style style:name="gr5" style:family="graphic" style:parent-style-name="measure" style:list-style-name="L1">
      <style:graphic-properties svg:stroke-width="0.01cm" draw:marker-start-width="0.215cm" draw:marker-end-width="0.215cm" draw:textarea-vertical-align="middle" draw:line-distance="0.846cm" draw:placing="above"/>
    </style:style>
    <style:style style:name="gr6" style:family="graphic" style:parent-style-name="measure" style:list-style-name="L1">
      <style:graphic-properties svg:stroke-width="0.01cm" draw:marker-start-width="0.215cm" draw:marker-end-width="0.215cm" draw:textarea-vertical-align="middle" draw:line-distance="0.81cm" draw:placing="below"/>
    </style:style>
    <style:style style:name="gr7" style:family="graphic" style:parent-style-name="standard">
      <style:graphic-properties svg:stroke-width="0.01cm" svg:stroke-color="#000000" draw:marker-start-width="0.235cm" draw:marker-end-width="0.235cm" draw:fill="none" draw:fill-color="#ffff99" draw:opacity="50%" draw:textarea-horizontal-align="justify" draw:textarea-vertical-align="middle" draw:auto-grow-height="false" fo:min-height="0.315cm" fo:min-width="0.125cm" fo:padding-top="0.13cm" fo:padding-bottom="0.13cm" fo:padding-left="0.255cm" fo:padding-right="0.255cm" fo:wrap-option="no-wrap" draw:shadow-opacity="50%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none" fo:min-height="0.537cm"/>
    </style:style>
    <style:style style:name="gr11" style:family="graphic" style:parent-style-name="standard">
      <style:graphic-properties svg:stroke-width="0.01cm" svg:stroke-color="#000000" draw:marker-start-width="0.235cm" draw:marker-end-width="0.235cm" draw:fill="none" draw:fill-color="#ffff99" draw:opacity="50%" draw:textarea-horizontal-align="justify" draw:textarea-vertical-align="middle" draw:auto-grow-height="false" fo:min-height="0.218cm" fo:min-width="0.188cm" fo:padding-top="0.13cm" fo:padding-bottom="0.13cm" fo:padding-left="0.255cm" fo:padding-right="0.255cm" fo:wrap-option="no-wrap" draw:shadow-opacity="5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0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8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WenQuanYi Zen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erif" fo:font-size="9pt" fo:font-style="italic" fo:text-shadow="none" style:text-underline-style="none" fo:font-weight="normal" style:letter-kerning="true" style:font-name-asian="WenQuanYi Zen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99" draw:opacity="50%"/>
      <style:paragraph-properties fo:text-align="center"/>
      <style:text-properties fo:font-size="15pt" style:font-size-asian="15pt" style:font-size-complex="15pt"/>
    </style:style>
    <style:style style:name="P8" style:family="paragraph">
      <style:text-properties fo:font-size="9pt" fo:font-style="italic" fo:font-weight="normal" style:font-size-asian="18pt" style:font-size-complex="18pt"/>
    </style:style>
    <style:style style:name="P9" style:family="paragraph">
      <loext:graphic-properties draw:fill="none"/>
      <style:text-properties style:font-name="Liberation Serif" fo:font-size="9pt" fo:font-style="italic" fo:font-weight="normal" style:font-size-asian="18pt" style:font-size-complex="18pt"/>
    </style:style>
    <style:style style:name="P10" style:family="paragraph">
      <style:text-properties fo:font-size="9pt" fo:font-style="italic" style:font-size-asian="18pt" style:font-size-complex="18pt"/>
    </style:style>
    <style:style style:name="P11" style:family="paragraph">
      <loext:graphic-properties draw:fill="none" draw:fill-color="#ffffff"/>
      <style:text-properties style:font-name="Liberation Serif" fo:font-size="9pt" fo:font-style="italic" style:font-size-asian="18pt" style:font-size-complex="18pt"/>
    </style:style>
    <style:style style:name="T1" style:family="text">
      <style:text-properties style:use-window-font-color="true" style:text-outline="false" style:text-line-through-style="none" style:text-line-through-type="none" style:font-name="Liberation Serif" fo:font-size="9pt" fo:font-style="italic" fo:text-shadow="none" style:text-underline-style="none" fo:font-weight="normal" style:letter-kerning="true" style:font-name-asian="WenQuanYi Zen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text-position="sub 70%" style:font-name="Liberation Serif" fo:font-size="9pt" fo:font-style="italic" fo:text-shadow="none" style:text-underline-style="none" fo:font-weight="normal" style:letter-kerning="true" style:font-name-asian="WenQuanYi Zen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erif" fo:font-size="9pt" fo:font-style="italic" fo:text-shadow="none" style:text-underline-style="none" fo:font-weight="normal" style:letter-kerning="true" style:font-name-asian="WenQuanYi Zen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sub 58%" style:font-name="Liberation Serif" fo:font-size="9pt" fo:font-style="italic" fo:text-shadow="none" style:text-underline-style="none" fo:font-weight="normal" style:letter-kerning="true" style:font-name-asian="WenQuanYi Zen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Liberation Serif" fo:font-size="9pt" fo:font-style="italic" fo:font-weight="normal" style:font-size-asian="18pt" style:font-size-complex="18pt"/>
    </style:style>
    <style:style style:name="T7" style:family="text">
      <style:text-properties style:text-position="super 58%" style:font-name="Liberation Serif" fo:font-size="9pt" fo:font-style="italic" fo:font-weight="normal" style:font-size-asian="18pt" style:font-size-complex="18pt"/>
    </style:style>
    <style:style style:name="T8" style:family="text">
      <style:text-properties style:font-name="Liberation Serif" fo:font-size="9pt" fo:font-style="italic" style:font-size-asian="18pt" style:font-size-complex="18pt"/>
    </style:style>
    <style:style style:name="T9" style:family="text">
      <style:text-properties style:text-position="sub 70%" style:font-name="Liberation Serif" fo:font-size="9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6.045cm" svg:height="5.951cm" svg:x="5.969cm" svg:y="5.0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6.05cm" svg:y1="7.082cm" svg:x2="9.978cm" svg:y2="7.082cm">
            <text:p/>
          </draw:line>
          <draw:line draw:style-name="gr2" draw:text-style-name="P2" draw:layer="layout" svg:x1="6.05cm" svg:y1="9.006cm" svg:x2="9.975cm" svg:y2="9.007cm">
            <text:p/>
          </draw:line>
          <draw:line draw:style-name="gr2" draw:text-style-name="P2" draw:layer="layout" svg:x1="7.973cm" svg:y1="5.077cm" svg:x2="7.976cm" svg:y2="9.064cm">
            <text:p/>
          </draw:line>
          <draw:line draw:style-name="gr2" draw:text-style-name="P2" draw:layer="layout" svg:x1="9.978cm" svg:y1="5.024cm" svg:x2="9.978cm" svg:y2="9.033cm">
            <text:p/>
          </draw:line>
          <draw:line draw:style-name="gr3" draw:text-style-name="P2" draw:layer="layout" svg:x1="7.976cm" svg:y1="9.026cm" svg:x2="7.955cm" svg:y2="10.981cm">
            <text:p/>
          </draw:line>
          <draw:line draw:style-name="gr3" draw:text-style-name="P2" draw:layer="layout" svg:x1="9.975cm" svg:y1="8.988cm" svg:x2="9.958cm" svg:y2="10.968cm">
            <text:p/>
          </draw:line>
          <draw:line draw:style-name="gr3" draw:text-style-name="P2" draw:layer="layout" svg:x1="9.975cm" svg:y1="7.085cm" svg:x2="12.02cm" svg:y2="7.071cm">
            <text:p/>
          </draw:line>
          <draw:line draw:style-name="gr3" draw:text-style-name="P2" draw:layer="layout" svg:x1="9.994cm" svg:y1="9.007cm" svg:x2="12.05cm" svg:y2="9.008cm">
            <text:p/>
          </draw:line>
          <draw:custom-shape draw:style-name="gr4" draw:text-style-name="P3" draw:layer="layout" svg:width="0.324cm" svg:height="0.342cm" svg:x="9.804cm" svg:y="8.8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24cm" svg:height="0.342cm" svg:x="5.807cm" svg:y="4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24cm" svg:height="0.342cm" svg:x="7.786cm" svg:y="4.8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24cm" svg:height="0.342cm" svg:x="9.823cm" svg:y="4.8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24cm" svg:height="0.342cm" svg:x="5.788cm" svg:y="6.8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24cm" svg:height="0.342cm" svg:x="9.823cm" svg:y="6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24cm" svg:height="0.342cm" svg:x="7.805cm" svg:y="6.8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24cm" svg:height="0.342cm" svg:x="5.788cm" svg:y="8.8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24cm" svg:height="0.342cm" svg:x="7.786cm" svg:y="8.7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measure draw:style-name="gr5" draw:text-style-name="P4" draw:layer="measurelines" svg:x1="5.921cm" svg:y1="5.085cm" svg:x2="7.996cm" svg:y2="5.086cm">
            <text:p text:style-name="P4"><text:span text:style-name="T1">h</text:span><text:span text:style-name="T2">1</text:span></text:p>
          </draw:measure>
          <draw:measure draw:style-name="gr6" draw:text-style-name="P5" draw:layer="measurelines" svg:x1="5.978cm" svg:y1="5.105cm" svg:x2="5.997cm" svg:y2="7.104cm">
            <text:p text:style-name="P5"><text:span text:style-name="T3">h</text:span><text:span text:style-name="T4">2</text:span></text:p>
          </draw:measure>
          <draw:custom-shape draw:style-name="gr7" draw:text-style-name="P7" draw:layer="layout" svg:width="0.635cm" svg:height="0.575cm" svg:x="8.834cm" svg:y="3.931cm">
            <text:p text:style-name="P6"><text:span text:style-name="T5"><text:s/></text:span></text:p>
            <text:p text:style-name="P6"><text:span text:style-name="T5"/></text:p>
            <draw:enhanced-geometry svg:viewBox="0 0 21600 21600" draw:mirror-horizontal="true" draw:mirror-vertical="false" draw:text-areas="800 800 20800 20800" draw:type="round-rectangular-callout" draw:modifiers="48532.0754716981 1135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8" draw:text-style-name="P2" draw:layer="layout" svg:x1="6.422cm" svg:y1="5.057cm" svg:x2="6.41cm" svg:y2="9.014cm">
            <text:p/>
          </draw:line>
          <draw:line draw:style-name="gr8" draw:text-style-name="P2" draw:layer="layout" svg:x1="6.899cm" svg:y1="5.026cm" svg:x2="6.891cm" svg:y2="9.008cm">
            <text:p/>
          </draw:line>
          <draw:line draw:style-name="gr8" draw:text-style-name="P2" draw:layer="layout" svg:x1="7.395cm" svg:y1="5.048cm" svg:x2="7.378cm" svg:y2="9.02cm">
            <text:p/>
          </draw:line>
          <draw:line draw:style-name="gr8" draw:text-style-name="P2" draw:layer="layout" svg:x1="8.454cm" svg:y1="5.006cm" svg:x2="8.449cm" svg:y2="9.02cm">
            <text:p/>
          </draw:line>
          <draw:line draw:style-name="gr8" draw:text-style-name="P2" draw:layer="layout" svg:x1="8.951cm" svg:y1="5.028cm" svg:x2="8.954cm" svg:y2="9.002cm">
            <text:p/>
          </draw:line>
          <draw:line draw:style-name="gr8" draw:text-style-name="P2" draw:layer="layout" svg:x1="9.406cm" svg:y1="5.039cm" svg:x2="9.399cm" svg:y2="8.996cm">
            <text:p/>
          </draw:line>
          <draw:line draw:style-name="gr8" draw:text-style-name="P2" draw:layer="layout" svg:x1="5.969cm" svg:y1="5.552cm" svg:x2="9.988cm" svg:y2="5.562cm">
            <text:p/>
          </draw:line>
          <draw:line draw:style-name="gr8" draw:text-style-name="P2" draw:layer="layout" svg:x1="5.979cm" svg:y1="6.028cm" svg:x2="9.976cm" svg:y2="6.043cm">
            <text:p/>
          </draw:line>
          <draw:line draw:style-name="gr8" draw:text-style-name="P2" draw:layer="layout" svg:x1="6.054cm" svg:y1="6.504cm" svg:x2="9.97cm" svg:y2="6.506cm">
            <text:p/>
          </draw:line>
          <draw:line draw:style-name="gr8" draw:text-style-name="P2" draw:layer="layout" svg:x1="5.99cm" svg:y1="7.531cm" svg:x2="9.976cm" svg:y2="7.534cm">
            <text:p/>
          </draw:line>
          <draw:line draw:style-name="gr8" draw:text-style-name="P2" draw:layer="layout" svg:x1="5.969cm" svg:y1="7.965cm" svg:x2="9.97cm" svg:y2="7.973cm">
            <text:p/>
          </draw:line>
          <draw:line draw:style-name="gr8" draw:text-style-name="P2" draw:layer="layout" svg:x1="5.991cm" svg:y1="8.43cm" svg:x2="9.97cm" svg:y2="8.454cm">
            <text:p/>
          </draw:line>
          <draw:custom-shape draw:style-name="gr9" draw:text-style-name="P6" draw:layer="layout" svg:width="0.17cm" svg:height="0.166cm" svg:x="8.863cm" svg:y="5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7cm" svg:height="0.166cm" svg:x="8.864cm" svg:y="4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7cm" svg:height="0.166cm" svg:x="8.371cm" svg:y="5.4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7cm" svg:height="0.166cm" svg:x="7.89cm" svg:y="5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7cm" svg:height="0.166cm" svg:x="9.321cm" svg:y="5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7cm" svg:height="0.166cm" svg:x="9.892cm" svg:y="5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7cm" svg:height="0.166cm" svg:x="8.876cm" svg:y="5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7cm" svg:height="0.166cm" svg:x="8.858cm" svg:y="6.4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7cm" svg:height="0.166cm" svg:x="8.868cm" svg:y="7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9" draw:layer="layout" svg:width="1.11cm" svg:height="0.787cm" svg:x="8.733cm" svg:y="3.9cm">
            <draw:text-box>
              <text:p text:style-name="P8"><text:span text:style-name="T6">u</text:span><text:span text:style-name="T7">(k)</text:span></text:p>
            </draw:text-box>
          </draw:frame>
          <draw:custom-shape draw:style-name="gr9" draw:text-style-name="P6" draw:layer="layout" svg:width="0.153cm" svg:height="0.166cm" svg:x="8.391cm" svg:y="5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8.391cm" svg:y="5.9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7.885cm" svg:y="5.9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7.318cm" svg:y="5.9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6.834cm" svg:y="5.9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7.332cm" svg:y="5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6.845cm" svg:y="5.4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6.828cm" svg:y="6.4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6.829cm" svg:y="6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6.337cm" svg:y="5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5.895cm" svg:y="5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5.895cm" svg:y="6.4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6.343cm" svg:y="6.4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6.359cm" svg:y="5.4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5.884cm" svg:y="5.4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6.353cm" svg:y="4.9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6.824cm" svg:y="4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7.325cm" svg:y="4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7.31cm" svg:y="6.4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7.893cm" svg:y="6.4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8.389cm" svg:y="6.4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6.348cm" svg:y="6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7.32cm" svg:y="6.9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8.373cm" svg:y="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8.383cm" svg:y="4.9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9.339cm" svg:y="4.9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9.34cm" svg:y="5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9.896cm" svg:y="5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9.328cm" svg:y="6.4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9.907cm" svg:y="6.4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9.329cm" svg:y="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5.895cm" svg:y="7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6.337cm" svg:y="7.4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6.818cm" svg:y="7.4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7.32cm" svg:y="7.4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7.898cm" svg:y="7.4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8.389cm" svg:y="7.4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8.876cm" svg:y="7.4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9.345cm" svg:y="7.4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9.895cm" svg:y="7.4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6.813cm" svg:y="7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6.338cm" svg:y="7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5.862cm" svg:y="7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7.32cm" svg:y="7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7.887cm" svg:y="7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8.389cm" svg:y="7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8.881cm" svg:y="7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9.329cm" svg:y="7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9.906cm" svg:y="7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6.813cm" svg:y="8.3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6.338cm" svg:y="8.3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5.9cm" svg:y="8.3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7.32cm" svg:y="8.3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7.898cm" svg:y="8.3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8.373cm" svg:y="8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8.88cm" svg:y="8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9.334cm" svg:y="8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9.885cm" svg:y="8.3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6.818cm" svg:y="8.9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6.338cm" svg:y="8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7.325cm" svg:y="8.9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8.367cm" svg:y="8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8.88cm" svg:y="8.9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6.834cm" svg:y="5.9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153cm" svg:height="0.166cm" svg:x="9.317cm" svg:y="8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688cm" svg:height="0.468cm" svg:x="10.268cm" svg:y="3.528cm">
            <text:p text:style-name="P6"><text:span text:style-name="T5"><text:s/></text:span></text:p>
            <text:p text:style-name="P6"><text:span text:style-name="T5"/></text:p>
            <draw:enhanced-geometry svg:viewBox="0 0 21600 21600" draw:mirror-horizontal="true" draw:mirror-vertical="false" draw:text-areas="800 800 20800 20800" draw:type="round-rectangular-callout" draw:modifiers="48372.7140783745 115414.925373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0" draw:text-style-name="P9" draw:layer="layout" svg:width="1.11cm" svg:height="0.787cm" svg:x="10.176cm" svg:y="3.456cm">
            <draw:text-box>
              <text:p text:style-name="P8"><text:span text:style-name="T6">v</text:span><text:span text:style-name="T7">(m)</text:span></text:p>
            </draw:text-box>
          </draw:frame>
        </draw:g>
        <draw:frame draw:style-name="gr12" draw:text-style-name="P11" draw:layer="layout" svg:width="1.137cm" svg:height="1.102cm" svg:x="6.345cm" svg:y="4.452cm">
          <draw:text-box>
            <text:p text:style-name="P10"><text:span text:style-name="T8">t</text:span><text:span text:style-name="T9">1</text:span></text:p>
          </draw:text-box>
        </draw:frame>
        <draw:frame draw:style-name="gr12" draw:text-style-name="P11" draw:layer="layout" svg:width="1.137cm" svg:height="1.102cm" draw:transform="rotate (1.5707963267949) translate (5.346cm 6.128cm)">
          <draw:text-box>
            <text:p text:style-name="P10"><text:span text:style-name="T8">t</text:span><text:span text:style-name="T9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nux Libertine" svg:font-family="'Linux Libertine'" style:font-family-generic="roman" style:font-pitch="variable"/>
    <style:font-face style:name="AR PL SungtiL GB" svg:font-family="'AR PL SungtiL GB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nux Libertine" fo:font-size="24pt" fo:language="ru" fo:country="RU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Сергеева Е.И.</meta:initial-creator>
    <meta:creation-date>2012-05-14T18:19:38</meta:creation-date>
    <dc:date>2022-11-04T08:58:55.599457071</dc:date>
    <meta:editing-duration>PT30M6S</meta:editing-duration>
    <meta:editing-cycles>8</meta:editing-cycles>
    <meta:generator>LibreOffice/6.0.7.3$Linux_X86_64 LibreOffice_project/00m0$Build-3</meta:generator>
    <meta:document-statistic meta:object-count="113"/>
  </office:meta>
</office:document-meta>
</file>